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5eb45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41ce8a8" style:font-style-asian="normal" style:font-style-complex="normal"/>
    </style:style>
    <style:style style:name="T22" style:family="text">
      <style:text-properties fo:font-style="normal" officeooo:rsid="041f025b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e21ff5"/>
    </style:style>
    <style:style style:name="T28" style:family="text">
      <style:text-properties officeooo:rsid="0233449b"/>
    </style:style>
    <style:style style:name="T29" style:family="text">
      <style:text-properties officeooo:rsid="02317916"/>
    </style:style>
    <style:style style:name="T30" style:family="text">
      <style:text-properties officeooo:rsid="0063a409"/>
    </style:style>
    <style:style style:name="T31" style:family="text">
      <style:text-properties officeooo:rsid="034a2232"/>
    </style:style>
    <style:style style:name="T32" style:family="text">
      <style:text-properties officeooo:rsid="0387836c"/>
    </style:style>
    <style:style style:name="T33" style:family="text">
      <style:text-properties officeooo:rsid="03b4652d"/>
    </style:style>
    <style:style style:name="T34" style:family="text">
      <style:text-properties officeooo:rsid="03e46f2c"/>
    </style:style>
    <style:style style:name="T35" style:family="text">
      <style:text-properties officeooo:rsid="023d18e5"/>
    </style:style>
    <style:style style:name="T36" style:family="text">
      <style:text-properties officeooo:rsid="00836784"/>
    </style:style>
    <style:style style:name="T37" style:family="text">
      <style:text-properties officeooo:rsid="036e9576"/>
    </style:style>
    <style:style style:name="T38" style:family="text">
      <style:text-properties officeooo:rsid="041b89ea"/>
    </style:style>
    <style:style style:name="T39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3">Esser-</text:span>Skala, 201<text:span text:style-name="T34">9</text:span></text:p>
      <text:p text:style-name="P18"/>
      <text:p text:style-name="P18"/>
      <text:p text:style-name="P13">© 201<text:span text:style-name="T34">9</text:span> by Wolfgang <text:span text:style-name="T33">Esser-</text:span>Skala. This edition is licensed under the<text:span text:style-name="T31"><text:line-break/></text:span>Creative Commons Attribution<text:span text:style-name="T25">-NonCommercial-ShareAlike</text:span> 4.0 International License.<text:span text:style-name="T31"><text:line-break/></text:span>To view a copy of this license, visit http://creativecommons.org/licenses/by<text:span text:style-name="T26">-nc-sa</text:span>/4.0/.</text:p>
      <text:p text:style-name="P12"/>
      <text:p text:style-name="P14">Music engraving by LilyPond 2.18.0 (http://www.lilypond.org).<text:span text:style-name="T24"><text:line-break/>Front matter</text:span> typeset with EB Garamond (http://www.georgduffner.at/ebgaramond).</text:p>
      <text:p text:style-name="P18"/>
      <text:p text:style-name="P11">First <text:span text:style-name="T27">version</text:span>, <text:span text:style-name="T34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30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38">http://resolver.staatsbibliothek-berlin.de/SBB0000A77E00000000<text:line-break/><text:tab/></text:span>(siglum Mus.<text:span text:style-name="T38">ms. 23262</text:span>).</text:p>
      <text:p text:style-name="P2"/>
      <text:p text:style-name="P3">In general, this edition closely follows the <text:span text:style-name="T32">manuscript</text:span>. Any changes <text:span text:style-name="T2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2">1.2</text:span><text:span text:style-name="T21"><text:tab/></text:span><text:span text:style-name="T22">29</text:span><text:span text:style-name="T16"><text:tab/></text:span><text:span text:style-name="T22">T</text:span><text:span text:style-name="T18"><text:note text:id="ftn1" text:note-class="footnote"><text:note-citation>1</text:note-citation><text:note-body><text:p text:style-name="P22">Abbreviations: A, alto; B, bass;<text:span text:style-name="T35"> cor, horn; fl, flute; Ms, manuscript; ob, oboe; o</text:span>rg,<text:span text:style-name="T39"> </text:span>basses and organ; <text:span text:style-name="T35">r, rest;</text:span> S,<text:span text:style-name="T39"> </text:span>soprano; T<text:span text:style-name="T36">, </text:span>tenor; <text:span text:style-name="T37">vl</text:span>, violin;<text:span text:style-name="T37"> vla, viola</text:span>.</text:p></text:note-body></text:note></text:span><text:span text:style-name="T16"><text:tab/></text:span><text:span text:style-name="T22">8th sixteenth in Ms: ces16</text:span><text:span text:style-name="T20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29">wolfgang</text:span> (at) <text:span text:style-name="T28">esser-skala</text:span>.at<text:span text:style-name="T29"> or create an issue or pull request on the edition’s GitHub page (https://github.com/skafdasschaf/wolf-jesu-deine-passion)</text:span>. Your help will be greatly appreciated.</text:p>
      <text:p text:style-name="P9"/>
      <text:p text:style-name="P9"/>
      <text:p text:style-name="P9"><text:span text:style-name="T8">Salzburg, </text:span><text:span text:style-name="T17">January 2019</text:span><text:line-break/>Wolfgang <text:span text:style-name="T33">Esser-</text:span>Skala</text:p>
      <text:p text:style-name="P24"><text:span text:style-name="T31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34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5T11:45:00.194681779</dc:date>
    <dc:creator>Wolfgang Skala</dc:creator>
    <meta:editing-duration>P11DT4H6M2S</meta:editing-duration>
    <meta:editing-cycles>969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72" meta:character-count="1905" meta:non-whitespace-character-count="1623"/>
  </office:meta>
</office:document-meta>
</file>